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ce087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d1ac3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officeooo:rsid="004804ae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officeooo:rsid="047da547"/>
    </style:style>
    <style:style style:name="T3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style:font-size-asian="12pt" style:font-size-complex="12pt"/>
    </style:style>
    <style:style style:name="T331" style:family="text">
      <style:text-properties officeooo:rsid="04473353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officeooo:rsid="0aace3cd"/>
    </style:style>
    <style:style style:name="T336" style:family="text">
      <style:text-properties officeooo:rsid="0b952edb"/>
    </style:style>
    <style:style style:name="T337" style:family="text">
      <style:text-properties fo:font-size="8pt" style:font-size-asian="8pt" style:font-size-complex="8pt" loext:padding="0.049cm" loext:border="0.31pt solid #000000"/>
    </style:style>
    <style:style style:name="T338" style:family="text">
      <style:text-properties officeooo:rsid="0394a435"/>
    </style:style>
    <style:style style:name="T339" style:family="text">
      <style:text-properties officeooo:rsid="0cf7e116"/>
    </style:style>
    <style:style style:name="T340" style:family="text">
      <style:text-properties officeooo:rsid="0de11971"/>
    </style:style>
    <style:style style:name="T341" style:family="text">
      <style:text-properties officeooo:rsid="01657261" style:font-size-complex="12pt"/>
    </style:style>
    <style:style style:name="T342" style:family="text">
      <style:text-properties officeooo:rsid="0e5635a7"/>
    </style:style>
    <style:style style:name="T343" style:family="text">
      <style:text-properties officeooo:rsid="0e56c5f4"/>
    </style:style>
    <style:style style:name="T344" style:family="text">
      <style:text-properties officeooo:rsid="0e80285f"/>
    </style:style>
    <style:style style:name="T345" style:family="text">
      <style:text-properties officeooo:rsid="0e838e2a"/>
    </style:style>
    <style:style style:name="T346" style:family="text">
      <style:text-properties officeooo:rsid="0e83c34e"/>
    </style:style>
    <style:style style:name="T34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style:font-size-asian="12pt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officeooo:rsid="0ed302ca"/>
    </style:style>
    <style:style style:name="T364" style:family="text">
      <style:text-properties officeooo:rsid="0ed47f8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83"><text:span text:style-name="T363">Deze</text:span><text:span text:style-name="T338"> LTS-versie (</text:span><text:span text:style-name="T340">LTS </text:span><text:span text:style-name="T364">is</text:span><text:span text:style-name="T340"> </text:span><text:span text:style-name="T338">Long-Term Support, langetermijnondersteuning) </text:span><text:span text:style-name="T266">wordt </text:span><text:span text:style-name="T271">vanaf vrijgave </text:span><text:span text:style-name="T267">vijf</text:span><text:span text:style-name="T266"> jaar onder</text:span><text:span text:style-name="T272">houden </text:span><text:span text:style-name="T273">(</text:span><text:span text:style-name="T270">april</text:span><text:span text:style-name="T268"> 202</text:span><text:span text:style-name="T270">2</text:span><text:span text:style-name="T271"> </text:span><text:span text:style-name="T266">tot </text:span><text:span text:style-name="T270">april</text:span><text:span text:style-name="T265"> </text:span><text:span text:style-name="T266">202</text:span><text:span text:style-name="T270">7</text:span><text:span text:style-name="T273">)</text:span><text:span text:style-name="T269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4">voor</text:span><text:span text:style-name="T305"> </text:span><text:span text:style-name="T306">deze en andere </text:span><text:span text:style-name="T307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8">(zie toelichting)</text:span><text:span text:style-name="T17">:</text:span></text:p>
      <text:p text:style-name="P2"><text:span text:style-name="Definition"><text:span text:style-name="T325">g</text:span></text:span><text:span text:style-name="Definition"><text:span text:style-name="T324">ebruiker</text:span></text:span><text:span text:style-name="Definition"><text:span text:style-name="T313"><text:tab/><text:tab/></text:span></text:span><text:span text:style-name="Definition"><text:span text:style-name="T330"> <text:tab/><text:tab/></text:span></text:span><text:span text:style-name="T314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4"><text:tab/></text:span><text:span text:style-name="T315">(</text:span><text:span text:style-name="T310">volledige naam, bijv. </text:span><text:span text:style-name="T312">J</text:span><text:span text:style-name="T329">a</text:span><text:span text:style-name="T312">n </text:span><text:span text:style-name="T329">Jansen</text:span><text:span text:style-name="T311">)</text:span></text:p>
      <text:p text:style-name="Standard"><text:span text:style-name="Definition"><text:span text:style-name="T325">g</text:span></text:span><text:span text:style-name="Definition"><text:span text:style-name="T324">ebruikersnaam</text:span></text:span><text:span text:style-name="Definition"><text:span text:style-name="T309"><text:tab/></text:span></text:span><text:span text:style-name="Definition"><text:span text:style-name="T309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09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27">c</text:span></text:span><text:span text:style-name="Definition"><text:span text:style-name="T326">omputernaam</text:span></text:span><text:span text:style-name="Definition"><text:span text:style-name="T316"><text:tab/><text:tab/></text:span></text:span><text:span text:style-name="Definition"><text:span text:style-name="T314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4"><text:tab/></text:span></text:span><text:span text:style-name="Definition"><text:span text:style-name="T317">(</text:span></text:span><text:span text:style-name="Definition"><text:span text:style-name="T318">naam van de compute</text:span></text:span><text:span text:style-name="Definition"><text:span text:style-name="T319">r, </text:span></text:span><text:span text:style-name="Definition"><text:span text:style-name="T320">bijv. </text:span></text:span><text:span text:style-name="Definition"><text:span text:style-name="T321">pc02</text:span></text:span><text:span text:style-name="Definition"><text:span text:style-name="T317">)</text:span></text:span></text:p>
      <text:p text:style-name="P1"><text:span text:style-name="Definition"><text:span text:style-name="T325">o</text:span></text:span><text:span text:style-name="Definition"><text:span text:style-name="T324">pstartmenu</text:span></text:span><text:span text:style-name="Definition"><text:span text:style-name="T314"><text:tab/><text:tab/><text:tab/></text:span></text:span><text:span text:style-name="Definition"><text:span text:style-name="T314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4"><text:tab/></text:span></text:span><text:span text:style-name="Definition"><text:span text:style-name="T317">(</text:span></text:span><text:span text:style-name="Definition"><text:span text:style-name="T318">to</text:span></text:span><text:span text:style-name="Definition"><text:span text:style-name="T322">ets voor het opstartmedium</text:span></text:span><text:span text:style-name="Definition"><text:span text:style-name="T323">)</text:span></text:span></text:p>
      <text:p text:style-name="P1"><text:span text:style-name="Definition"><text:span text:style-name="T327">i</text:span></text:span><text:span text:style-name="Definition"><text:span text:style-name="T328">nstellingen</text:span></text:span><text:span text:style-name="T317"><text:tab/><text:tab/> <text:tab/></text:span><text:span text:style-name="T317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7"><text:tab/>(</text:span><text:span text:style-name="T318">toets voor het BIOS/UEFI-scherm</text:span><text:span text:style-name="T317">)</text:span></text:p>
      <text:p text:style-name="P3"><text:span text:style-name="Definition"><text:span text:style-name="T348">g</text:span></text:span><text:span text:style-name="Definition"><text:span text:style-name="T347">ebruiker</text:span></text:span><text:span text:style-name="Definition"><text:span text:style-name="T349">2</text:span></text:span><text:span text:style-name="Definition"><text:span text:style-name="T350"><text:tab/></text:span></text:span><text:span text:style-name="Definition"><text:span text:style-name="T360"> <text:tab/><text:tab/></text:span></text:span><text:span text:style-name="T351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1"><text:tab/></text:span><text:span text:style-name="T352">(</text:span><text:span text:style-name="T353">volledige naam </text:span><text:span text:style-name="T354">evt. 2</text:span><text:span text:style-name="T361">e</text:span><text:span text:style-name="T354"> gebruiker</text:span><text:span text:style-name="T355">)</text:span></text:p>
      <text:p text:style-name="P72"><text:span text:style-name="Definition"><text:span text:style-name="T348">g</text:span></text:span><text:span text:style-name="Definition"><text:span text:style-name="T347">ebruikersnaam</text:span></text:span><text:span text:style-name="Definition"><text:span text:style-name="T349">2</text:span></text:span><text:span text:style-name="Definition"><text:span text:style-name="T356"><text:tab/></text:span></text:span><text:span text:style-name="Definition"><text:span text:style-name="T356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6"><text:tab/></text:span></text:span><text:span text:style-name="T357">(korte naam</text:span><text:span text:style-name="T358"> </text:span><text:span text:style-name="T359">evt. 2</text:span><text:span text:style-name="T362">e</text:span><text:span text:style-name="T359"> gebruiker</text:span><text:span text:style-name="T357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1943150588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0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37">Super</text:span>-toets <text:span text:style-name="T216">is </text:span>de Windows<text:span text:style-name="T339">-</text:span><text:span text:style-name="T336">toets</text:span>, <text:span text:style-name="T339">C</text:span>ommand-<text:span text:style-name="T336">toets</text:span>, of <text:span text:style-name="T339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75858108881314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4">een </text:span><text:span text:style-name="T274"><text:reference-ref text:reference-format="text" text:ref-name="Distributie">Ubuntu</text:reference-ref></text:span><text:span text:style-name="T274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31">Vanaf ee</text:span>n Live <text:span text:style-name="T335">USB-stick </text:span><text:span text:style-name="T342">(</text:span><text:span text:style-name="T335">of </text:span><text:span text:style-name="T343">cd/dvd</text:span><text:span text:style-name="T342">)</text:span><text:span text:style-name="T19"> </text:span>kunt <text:span text:style-name="T331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3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2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1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76">het gewenste </text:span></text:span><text:span text:style-name="Strong_20_Emphasis"><text:span text:style-name="T291">Installatie type</text:span></text:span><text:span text:style-name="Strong_20_Emphasis"><text:span text:style-name="T276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77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78">O</text:span></text:span><text:span text:style-name="Strong_20_Emphasis"><text:span text:style-name="T279">p </text:span></text:span><text:span text:style-name="Strong_20_Emphasis"><text:span text:style-name="T280">het </text:span></text:span><text:span text:style-name="Strong_20_Emphasis"><text:span text:style-name="T281">scherm </text:span></text:span><text:span text:style-name="Strong_20_Emphasis"><text:span text:style-name="T292">Waar bevindt u zich?</text:span></text:span><text:span text:style-name="Strong_20_Emphasis"><text:span text:style-name="T281"> </text:span></text:span><text:span text:style-name="Strong_20_Emphasis"><text:span text:style-name="T282">controleer </text:span></text:span><text:span text:style-name="Strong_20_Emphasis"><text:span text:style-name="T283">de </text:span></text:span><text:span text:style-name="Strong_20_Emphasis"><text:span text:style-name="T282">locatie en </text:span></text:span><text:span text:style-name="Strong_20_Emphasis"><text:span text:style-name="T278">klik </text:span></text:span><text:span text:style-name="Strong_20_Emphasis"><text:span text:style-name="T281">op </text:span></text:span><text:span text:style-name="Strong_20_Emphasis"><text:span text:style-name="T292">Verder</text:span></text:span><text:span text:style-name="Strong_20_Emphasis"><text:span text:style-name="T28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3">Op </text:span><text:span text:style-name="T294">het </text:span><text:span text:style-name="T292">scherm </text:span><text:span text:style-name="Strong_20_Emphasis"><text:span text:style-name="T292">Wie bent u?</text:span></text:span><text:span text:style-name="T292"> </text:span><text:span text:style-name="T293">vul </text:span><text:span text:style-name="T295">in </text:span><text:span text:style-name="Strong_20_Emphasis"><text:span text:style-name="T296">Uw n</text:span></text:span><text:span text:style-name="Strong_20_Emphasis"><text:span text:style-name="T297">aam</text:span></text:span><text:span text:style-name="Strong_20_Emphasis"><text:span text:style-name="T284"> </text:span></text:span><text:span text:style-name="Definition"><text:span text:style-name="T5">gebruiker</text:span></text:span><text:span text:style-name="Strong_20_Emphasis"><text:span text:style-name="T285">, <text:line-break/></text:span></text:span><text:span text:style-name="Strong_20_Emphasis"><text:span text:style-name="T297">Naam </text:span></text:span><text:span text:style-name="Strong_20_Emphasis"><text:span text:style-name="T296">van uw </text:span></text:span><text:span text:style-name="Strong_20_Emphasis"><text:span text:style-name="T298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4">,<text:line-break/></text:span></text:span><text:span text:style-name="Strong_20_Emphasis"><text:span text:style-name="T296">Kies een g</text:span></text:span><text:span text:style-name="Strong_20_Emphasis"><text:span text:style-name="T298">ebruikersnaam</text:span></text:span><text:span text:style-name="Strong_20_Emphasis"><text:span text:style-name="T284"> </text:span></text:span><text:span text:style-name="Definition"><text:span text:style-name="T5">gebruikersnaam</text:span></text:span><text:span text:style-name="Strong_20_Emphasis"><text:span text:style-name="T284">,<text:line-break/></text:span></text:span><text:span text:style-name="Strong_20_Emphasis"><text:span text:style-name="T286">g</text:span></text:span><text:span text:style-name="Strong_20_Emphasis"><text:span text:style-name="T275">eef tweemaal een </text:span></text:span><text:span text:style-name="Strong_20_Emphasis"><text:span text:style-name="T290">wachtwoord</text:span></text:span><text:span text:style-name="Strong_20_Emphasis"><text:span text:style-name="T275">,</text:span></text:span><text:span text:style-name="Strong_20_Emphasis"><text:span text:style-name="T287"> </text:span></text:span><text:span text:style-name="Strong_20_Emphasis"><text:span text:style-name="T288">en</text:span></text:span><text:span text:style-name="Strong_20_Emphasis"><text:span text:style-name="T287"> </text:span></text:span><text:span text:style-name="Strong_20_Emphasis"><text:span text:style-name="T289">k</text:span></text:span><text:span text:style-name="Strong_20_Emphasis"><text:span text:style-name="T275">lik op </text:span></text:span><text:span text:style-name="Strong_20_Emphasis"><text:span text:style-name="T290">Verder</text:span></text:span><text:span text:style-name="Strong_20_Emphasis"><text:span text:style-name="T275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75858062282994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45">Debian-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75857857220889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37">Super</text:span>-toets <text:span text:style-name="T216">is </text:span>de Windows<text:span text:style-name="T339">-</text:span><text:span text:style-name="T336">toets</text:span>, <text:span text:style-name="T339">C</text:span>ommand-<text:span text:style-name="T336">toets</text:span>, of <text:span text:style-name="T339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299">Geschreven </text:span></text:span><text:span text:style-name="Emphasis"><text:span text:style-name="T303">in </text:span></text:span><text:span text:style-name="Emphasis"><text:span text:style-name="T302">2022 </text:span></text:span><text:span text:style-name="Emphasis"><text:span text:style-name="T299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29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1">Creative Commons Publiek Domein Verklaring</text:span></text:span></text:a><text:span text:style-name="Emphasis"><text:span text:style-name="T29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28T07:58:57.166310520">28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28T07:58:57.038814053</dc:date>
    <meta:keyword>Installatie</meta:keyword>
    <meta:keyword>Checklist</meta:keyword>
    <meta:keyword>Linux</meta:keyword>
    <meta:editing-cycles>6552</meta:editing-cycles>
    <meta:editing-duration>P11DT14H20M27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0" meta:character-count="4959" meta:non-whitespace-character-count="4263"/>
    <meta:user-defined meta:name="Info 1"/>
    <meta:user-defined meta:name="Info 2"/>
    <meta:user-defined meta:name="Info 3"/>
    <meta:user-defined meta:name="Info 4"/>
  </office:meta>
</office:document-meta>
</file>